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5.207cm"/>
    </style:style>
    <style:style style:name="Table1.C" style:family="table-column">
      <style:table-column-properties style:column-width="5.242cm"/>
    </style:style>
    <style:style style:name="Table1.1" style:family="table-row">
      <style:table-row-properties fo:keep-together="auto"/>
    </style:style>
    <style:style style:name="Table1.A1" style:family="table-cell">
      <style:table-cell-properties style:vertical-align="top" fo:background-color="#000000" fo:padding-left="0.191cm" fo:padding-right="0.191cm" fo:padding-top="0cm" fo:padding-bottom="0cm" fo:border-left="1pt solid #000000" fo:border-right="none" fo:border-top="1pt solid #000000" fo:border-bottom="none" style:writing-mode="lr-tb">
        <style:background-image/>
      </style:table-cell-properties>
    </style:style>
    <style:style style:name="Table1.B1" style:family="table-cell">
      <style:table-cell-properties style:vertical-align="top" fo:background-color="#000000" fo:padding-left="0.191cm" fo:padding-right="0.191cm" fo:padding-top="0cm" fo:padding-bottom="0cm" fo:border-left="none" fo:border-right="none" fo:border-top="1pt solid #000000" fo:border-bottom="none" style:writing-mode="lr-tb">
        <style:background-image/>
      </style:table-cell-properties>
    </style:style>
    <style:style style:name="Table1.C1" style:family="table-cell">
      <style:table-cell-properties style:vertical-align="top" fo:background-color="#000000" fo:padding-left="0.191cm" fo:padding-right="0.191cm" fo:padding-top="0cm" fo:padding-bottom="0cm" fo:border-left="none" fo:border-right="1pt solid #000000" fo:border-top="1pt solid #000000" fo:border-bottom="none" style:writing-mode="lr-tb">
        <style:background-image/>
      </style:table-cell-properties>
    </style:style>
    <style:style style:name="Table1.A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B2"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1.C2" style:family="table-cell">
      <style:table-cell-properties style:vertical-align="top" fo:padding-left="0.191cm" fo:padding-right="0.191cm" fo:padding-top="0cm" fo:padding-bottom="0cm" fo:border-left="none" fo:border-right="1pt solid #000000" fo:border-top="1pt solid #000000" fo:border-bottom="1pt solid #000000" style:writing-mode="lr-tb"/>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0.05pt solid #000000"/>
    </style:style>
    <style:style style:name="Table3" style:family="table">
      <style:table-properties style:width="15.046cm" table:align="margins" style:writing-mode="lr-tb"/>
    </style:style>
    <style:style style:name="Table3.A" style:family="table-column">
      <style:table-column-properties style:column-width="7.523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snap-to-layout-grid="false"/>
      <style:text-properties fo:font-weight="bold" style:font-weight-asian="bold" style:font-weight-complex="bold"/>
    </style:style>
    <style:style style:name="P2" style:family="paragraph" style:parent-style-name="Standard">
      <style:text-properties fo:color="#ffffff"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paragraph-properties style:snap-to-layout-grid="false"/>
      <style:text-properties officeooo:paragraph-rsid="000037c2"/>
    </style:style>
    <style:style style:name="P5" style:family="paragraph" style:parent-style-name="Standard">
      <style:text-properties officeooo:paragraph-rsid="000037c2"/>
    </style:style>
    <style:style style:name="P6" style:family="paragraph" style:parent-style-name="Standard">
      <style:text-properties officeooo:paragraph-rsid="0001dc41"/>
    </style:style>
    <style:style style:name="P7" style:family="paragraph" style:parent-style-name="Standard" style:list-style-name="L1">
      <style:text-properties officeooo:paragraph-rsid="0001dc41"/>
    </style:style>
    <style:style style:name="P8" style:family="paragraph" style:parent-style-name="Standard" style:list-style-name="L2">
      <style:text-properties officeooo:paragraph-rsid="0002ba96"/>
    </style:style>
    <style:style style:name="P9" style:family="paragraph" style:parent-style-name="Standard">
      <style:text-properties officeooo:paragraph-rsid="0002ba96"/>
    </style:style>
    <style:style style:name="P10" style:family="paragraph" style:parent-style-name="Standard" style:list-style-name="L4">
      <style:text-properties officeooo:paragraph-rsid="0002ba96"/>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033f88"/>
    </style:style>
    <style:style style:name="P13" style:family="paragraph" style:parent-style-name="Standard">
      <style:text-properties officeooo:paragraph-rsid="00034bfb"/>
    </style:style>
    <style:style style:name="P14" style:family="paragraph" style:parent-style-name="Standard">
      <style:paragraph-properties fo:margin-left="0.635cm" fo:margin-right="0cm" fo:text-indent="0cm" style:auto-text-indent="false"/>
    </style:style>
    <style:style style:name="P15" style:family="paragraph" style:parent-style-name="Heading_20_2">
      <style:text-properties fo:font-weight="normal" officeooo:paragraph-rsid="0002ba96" style:font-weight-asian="normal" style:font-weight-complex="normal"/>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officeooo:paragraph-rsid="000037c2"/>
    </style:style>
    <style:style style:name="P18" style:family="paragraph" style:parent-style-name="Heading_20_1" style:master-page-name="Standard">
      <style:paragraph-properties style:page-number="auto"/>
    </style:style>
    <style:style style:name="P19" style:family="paragraph" style:parent-style-name="Contents_20_4">
      <style:paragraph-properties>
        <style:tab-stops>
          <style:tab-stop style:position="15.24cm" style:type="right" style:leader-style="dotted" style:leader-text="."/>
        </style:tab-stops>
      </style:paragraph-properties>
    </style:style>
    <style:style style:name="P20" style:family="paragraph" style:parent-style-name="Table_20_Contents">
      <style:text-properties officeooo:paragraph-rsid="00009641"/>
    </style:style>
    <style:style style:name="P21" style:family="paragraph" style:parent-style-name="Contents_20_5">
      <style:paragraph-properties>
        <style:tab-stops>
          <style:tab-stop style:position="15.24cm" style:type="right" style:leader-style="dotted" style:leader-text="."/>
        </style:tab-stops>
      </style:paragraph-properties>
    </style:style>
    <style:style style:name="P22" style:family="paragraph" style:parent-style-name="Contents_20_2">
      <style:paragraph-properties>
        <style:tab-stops>
          <style:tab-stop style:position="15.24cm" style:type="right" style:leader-style="dotted" style:leader-text="."/>
        </style:tab-stops>
      </style:paragraph-properties>
    </style:style>
    <style:style style:name="P23" style:family="paragraph" style:parent-style-name="Contents_20_1">
      <style:paragraph-properties>
        <style:tab-stops>
          <style:tab-stop style:position="15.24cm" style:type="right" style:leader-style="dotted" style:leader-text="."/>
        </style:tab-stops>
      </style:paragraph-properties>
    </style:style>
    <style:style style:name="P24" style:family="paragraph" style:parent-style-name="Contents_20_3">
      <style:paragraph-properties>
        <style:tab-stops>
          <style:tab-stop style:position="15.24cm" style:type="right" style:leader-style="dotted" style:leader-text="."/>
        </style:tab-stops>
      </style:paragraph-properties>
    </style:style>
    <style:style style:name="T1" style:family="text">
      <style:text-properties officeooo:rsid="000037c2"/>
    </style:style>
    <style:style style:name="T2" style:family="text">
      <style:text-properties officeooo:rsid="00009641"/>
    </style:style>
    <style:style style:name="T3" style:family="text">
      <style:text-properties officeooo:rsid="0001dc41"/>
    </style:style>
    <style:style style:name="T4" style:family="text">
      <style:text-properties officeooo:rsid="0002ba96"/>
    </style:style>
    <style:style style:name="T5" style:family="text">
      <style:text-properties officeooo:rsid="00033f88"/>
    </style:style>
    <style:style style:name="T6" style:family="text">
      <style:text-properties officeooo:rsid="00034bfb"/>
    </style:style>
    <style:style style:name="T7" style:family="text">
      <style:text-properties style:text-position="super 58%" officeooo:rsid="00034bf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Heading_20_1" text:outline-level="1"/>
      <text:h text:style-name="Heading_20_1" text:outline-level="1"/>
      <text:h text:style-name="Heading_20_1" text:outline-level="1"/>
      <text:h text:style-name="P17" text:outline-level="1"><text:bookmark-start text:name="__RefHeading__1_1397397236"/><text:span text:style-name="T1">BERLIN – Mario Style Game</text:span><text:bookmark-end text:name="__RefHeading__1_1397397236"/></text:h>
      <text:h text:style-name="P16" text:outline-level="1"><text:bookmark-start text:name="__RefHeading__3_1397397236"/>Game Design Document <text:bookmark-end text:name="__RefHeading__3_1397397236"/></text:h>
      <text:p text:style-name="P11"/>
      <text:p text:style-name="P12"><text:span text:style-name="T5">By </text:span></text:p>
      <text:p text:style-name="P12"><text:span text:style-name="T5"/></text:p>
      <text:p text:style-name="P12"><text:span text:style-name="T5">Conor Gilmer</text:span></text:p>
      <text:p text:style-name="P12"><text:span text:style-name="T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_RefHeading__5_1397397236"/>Copyright Information<text:bookmark-end text:name="__RefHeading__5_1397397236"/></text:h>
      <text:h text:style-name="Heading_20_1" text:outline-level="1"><text:bookmark-start text:name="__RefHeading__7_1397397236"/>Version history<text:bookmark-end text:name="__RefHeading__7_1397397236"/></text:h>
      <table:table table:name="Table1" table:style-name="Table1">
        <table:table-column table:style-name="Table1.A" table:number-columns-repeated="2"/>
        <table:table-column table:style-name="Table1.C"/>
        <table:table-row table:style-name="Table1.1">
          <table:table-cell table:style-name="Table1.A1" office:value-type="string">
            <text:p text:style-name="P2">Time</text:p>
          </table:table-cell>
          <table:table-cell table:style-name="Table1.B1" office:value-type="string">
            <text:p text:style-name="P2">Author</text:p>
          </table:table-cell>
          <table:table-cell table:style-name="Table1.C1" office:value-type="string">
            <text:p text:style-name="P2">Changes</text:p>
          </table:table-cell>
        </table:table-row>
        <table:table-row table:style-name="Table1.1">
          <table:table-cell table:style-name="Table1.A2" office:value-type="string">
            <text:p text:style-name="P1"/>
          </table:table-cell>
          <table:table-cell table:style-name="Table1.B2" office:value-type="string">
            <text:p text:style-name="P4"><text:span text:style-name="T1">Conor Gilmer</text:span></text:p>
          </table:table-cell>
          <table:table-cell table:style-name="Table1.C2" office:value-type="string">
            <text:p text:style-name="P3"/>
          </table:table-cell>
        </table:table-row>
      </table:table>
      <text:p text:style-name="Standard"/>
      <text:p text:style-name="Standard"/>
      <text:p text:style-name="Standard"/>
      <text:h text:style-name="Heading_20_1" text:outline-level="1"><text:bookmark-start text:name="__RefHeading__9_1397397236"/>Table of Contents <text:bookmark-end text:name="__RefHeading__9_1397397236"/></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3"><text:a xlink:type="simple" xlink:href="#__RefHeading__1_1397397236" text:style-name="Index_20_Link" text:visited-style-name="Index_20_Link">BERLIN – Mario Style Game<text:tab/>1</text:a></text:p>
          <text:p text:style-name="P23"><text:a xlink:type="simple" xlink:href="#__RefHeading__3_1397397236" text:style-name="Index_20_Link" text:visited-style-name="Index_20_Link">Game Design Document <text:tab/>1</text:a></text:p>
          <text:p text:style-name="P23"><text:a xlink:type="simple" xlink:href="#__RefHeading__5_1397397236" text:style-name="Index_20_Link" text:visited-style-name="Index_20_Link">Copyright Information<text:tab/>2</text:a></text:p>
          <text:p text:style-name="P23"><text:a xlink:type="simple" xlink:href="#__RefHeading__7_1397397236" text:style-name="Index_20_Link" text:visited-style-name="Index_20_Link">Version history<text:tab/>2</text:a></text:p>
          <text:p text:style-name="P23"><text:a xlink:type="simple" xlink:href="#__RefHeading__9_1397397236" text:style-name="Index_20_Link" text:visited-style-name="Index_20_Link">Table of Contents <text:tab/>2</text:a></text:p>
          <text:p text:style-name="P23"><text:a xlink:type="simple" xlink:href="#__RefHeading__11_1397397236" text:style-name="Index_20_Link" text:visited-style-name="Index_20_Link">Contents<text:tab/>5</text:a></text:p>
          <text:p text:style-name="P23"><text:a xlink:type="simple" xlink:href="#__RefHeading__13_1397397236" text:style-name="Index_20_Link" text:visited-style-name="Index_20_Link">Game Overview<text:tab/>8</text:a></text:p>
          <text:p text:style-name="P22"><text:a xlink:type="simple" xlink:href="#__RefHeading__15_1397397236" text:style-name="Index_20_Link" text:visited-style-name="Index_20_Link">Game Concept<text:tab/>8</text:a></text:p>
          <text:p text:style-name="P22"><text:a xlink:type="simple" xlink:href="#__RefHeading__17_1397397236" text:style-name="Index_20_Link" text:visited-style-name="Index_20_Link">Feature Set<text:tab/>8</text:a></text:p>
          <text:p text:style-name="P22"><text:a xlink:type="simple" xlink:href="#__RefHeading__19_1397397236" text:style-name="Index_20_Link" text:visited-style-name="Index_20_Link">Genre<text:tab/>8</text:a></text:p>
          <text:p text:style-name="P22"><text:a xlink:type="simple" xlink:href="#__RefHeading__21_1397397236" text:style-name="Index_20_Link" text:visited-style-name="Index_20_Link">Target Audience<text:tab/>8</text:a></text:p>
          <text:p text:style-name="P22"><text:a xlink:type="simple" xlink:href="#__RefHeading__23_1397397236" text:style-name="Index_20_Link" text:visited-style-name="Index_20_Link">Game Flow <text:tab/>8</text:a></text:p>
          <text:p text:style-name="P22"><text:a xlink:type="simple" xlink:href="#__RefHeading__25_1397397236" text:style-name="Index_20_Link" text:visited-style-name="Index_20_Link">Look and Feel <text:tab/>9</text:a></text:p>
          <text:p text:style-name="P22"><text:a xlink:type="simple" xlink:href="#__RefHeading__27_1397397236" text:style-name="Index_20_Link" text:visited-style-name="Index_20_Link">Project Scope <text:tab/>9</text:a></text:p>
          <text:p text:style-name="P24"><text:a xlink:type="simple" xlink:href="#__RefHeading__29_1397397236" text:style-name="Index_20_Link" text:visited-style-name="Index_20_Link">Number of locations<text:tab/>9</text:a></text:p>
          <text:p text:style-name="P24"><text:a xlink:type="simple" xlink:href="#__RefHeading__31_1397397236" text:style-name="Index_20_Link" text:visited-style-name="Index_20_Link">Number of levels<text:tab/>9</text:a></text:p>
          <text:p text:style-name="P24"><text:a xlink:type="simple" xlink:href="#__RefHeading__33_1397397236" text:style-name="Index_20_Link" text:visited-style-name="Index_20_Link">Number of NPC’s<text:tab/>9</text:a></text:p>
          <text:p text:style-name="P24"><text:a xlink:type="simple" xlink:href="#__RefHeading__35_1397397236" text:style-name="Index_20_Link" text:visited-style-name="Index_20_Link">Number of weapons<text:tab/>9</text:a></text:p>
          <text:p text:style-name="P23"><text:a xlink:type="simple" xlink:href="#__RefHeading__37_1397397236" text:style-name="Index_20_Link" text:visited-style-name="Index_20_Link">Gameplay and <text:s/>Mechanics<text:tab/>9</text:a></text:p>
          <text:p text:style-name="P22"><text:a xlink:type="simple" xlink:href="#__RefHeading__39_1397397236" text:style-name="Index_20_Link" text:visited-style-name="Index_20_Link">Gameplay<text:tab/>9</text:a></text:p>
          <text:p text:style-name="P24"><text:a xlink:type="simple" xlink:href="#__RefHeading__41_1397397236" text:style-name="Index_20_Link" text:visited-style-name="Index_20_Link">Game Progression<text:tab/>9</text:a></text:p>
          <text:p text:style-name="P24"><text:a xlink:type="simple" xlink:href="#__RefHeading__43_1397397236" text:style-name="Index_20_Link" text:visited-style-name="Index_20_Link">Mission/challenge Structure<text:tab/>9</text:a></text:p>
          <text:p text:style-name="P24"><text:a xlink:type="simple" xlink:href="#__RefHeading__45_1397397236" text:style-name="Index_20_Link" text:visited-style-name="Index_20_Link">Puzzle Structure<text:tab/>9</text:a></text:p>
          <text:p text:style-name="P24"><text:a xlink:type="simple" xlink:href="#__RefHeading__47_1397397236" text:style-name="Index_20_Link" text:visited-style-name="Index_20_Link">Objectives – What are the objectives of the game?<text:tab/>9</text:a></text:p>
          <text:p text:style-name="P24"><text:a xlink:type="simple" xlink:href="#__RefHeading__49_1397397236" text:style-name="Index_20_Link" text:visited-style-name="Index_20_Link">Play Flow – How does the game flow for the game player<text:tab/>9</text:a></text:p>
          <text:p text:style-name="P22"><text:a xlink:type="simple" xlink:href="#__RefHeading__51_1397397236" text:style-name="Index_20_Link" text:visited-style-name="Index_20_Link">Mechanics<text:tab/>9</text:a></text:p>
          <text:p text:style-name="P24"><text:a xlink:type="simple" xlink:href="#__RefHeading__53_1397397236" text:style-name="Index_20_Link" text:visited-style-name="Index_20_Link">Physics – How does the physical universe work?<text:tab/>10</text:a></text:p>
          <text:p text:style-name="P24"><text:soft-page-break/><text:a xlink:type="simple" xlink:href="#__RefHeading__55_1397397236" text:style-name="Index_20_Link" text:visited-style-name="Index_20_Link">Movement<text:tab/>10</text:a></text:p>
          <text:p text:style-name="P19"><text:a xlink:type="simple" xlink:href="#__RefHeading__333_1397397236" text:style-name="Index_20_Link" text:visited-style-name="Index_20_Link">General Movement<text:tab/>10</text:a></text:p>
          <text:p text:style-name="P19"><text:a xlink:type="simple" xlink:href="#__RefHeading__335_1397397236" text:style-name="Index_20_Link" text:visited-style-name="Index_20_Link">Other Movement<text:tab/>10</text:a></text:p>
          <text:p text:style-name="P24"><text:a xlink:type="simple" xlink:href="#__RefHeading__57_1397397236" text:style-name="Index_20_Link" text:visited-style-name="Index_20_Link">Objects<text:tab/>10</text:a></text:p>
          <text:p text:style-name="P19"><text:a xlink:type="simple" xlink:href="#__RefHeading__337_1397397236" text:style-name="Index_20_Link" text:visited-style-name="Index_20_Link">Picking Up Objects<text:tab/>10</text:a></text:p>
          <text:p text:style-name="P19"><text:a xlink:type="simple" xlink:href="#__RefHeading__339_1397397236" text:style-name="Index_20_Link" text:visited-style-name="Index_20_Link">Moving Objects<text:tab/>10</text:a></text:p>
          <text:p text:style-name="P24"><text:a xlink:type="simple" xlink:href="#__RefHeading__59_1397397236" text:style-name="Index_20_Link" text:visited-style-name="Index_20_Link">Actions Shoot<text:tab/>10</text:a></text:p>
          <text:p text:style-name="P19"><text:a xlink:type="simple" xlink:href="#__RefHeading__341_1397397236" text:style-name="Index_20_Link" text:visited-style-name="Index_20_Link">Switches and Buttons<text:tab/>10</text:a></text:p>
          <text:p text:style-name="P19"><text:a xlink:type="simple" xlink:href="#__RefHeading__343_1397397236" text:style-name="Index_20_Link" text:visited-style-name="Index_20_Link">Picking Up, Carrying and Dropping<text:tab/>11</text:a></text:p>
          <text:p text:style-name="P19"><text:a xlink:type="simple" xlink:href="#__RefHeading__345_1397397236" text:style-name="Index_20_Link" text:visited-style-name="Index_20_Link">Talking<text:tab/>11</text:a></text:p>
          <text:p text:style-name="P19"><text:a xlink:type="simple" xlink:href="#__RefHeading__347_1397397236" text:style-name="Index_20_Link" text:visited-style-name="Index_20_Link">Reading<text:tab/>11</text:a></text:p>
          <text:p text:style-name="P24"><text:a xlink:type="simple" xlink:href="#__RefHeading__61_1397397236" text:style-name="Index_20_Link" text:visited-style-name="Index_20_Link">Combat – If there is combat or even conflict, how is this specifically modeled?<text:tab/>11</text:a></text:p>
          <text:p text:style-name="P24"><text:a xlink:type="simple" xlink:href="#__RefHeading__63_1397397236" text:style-name="Index_20_Link" text:visited-style-name="Index_20_Link">Economy – What is the economy of the game? How does it work?<text:tab/>11</text:a></text:p>
          <text:p text:style-name="P22"><text:a xlink:type="simple" xlink:href="#__RefHeading__65_1397397236" text:style-name="Index_20_Link" text:visited-style-name="Index_20_Link">Screen Flow<text:tab/>11</text:a></text:p>
          <text:p text:style-name="P24"><text:a xlink:type="simple" xlink:href="#__RefHeading__67_1397397236" text:style-name="Index_20_Link" text:visited-style-name="Index_20_Link">Screen Flow Chart – A graphical description of how each screen is related to every other<text:tab/>11</text:a></text:p>
          <text:p text:style-name="P24"><text:a xlink:type="simple" xlink:href="#__RefHeading__69_1397397236" text:style-name="Index_20_Link" text:visited-style-name="Index_20_Link">Screen Descriptions – What is the purpose of each screen? <text:tab/>11</text:a></text:p>
          <text:p text:style-name="P19"><text:a xlink:type="simple" xlink:href="#__RefHeading__349_1397397236" text:style-name="Index_20_Link" text:visited-style-name="Index_20_Link">Main Menu Screen<text:tab/>11</text:a></text:p>
          <text:p text:style-name="P19"><text:a xlink:type="simple" xlink:href="#__RefHeading__351_1397397236" text:style-name="Index_20_Link" text:visited-style-name="Index_20_Link">Options Screen<text:tab/>11</text:a></text:p>
          <text:p text:style-name="P22"><text:a xlink:type="simple" xlink:href="#__RefHeading__71_1397397236" text:style-name="Index_20_Link" text:visited-style-name="Index_20_Link">Game Options – What are the options and how do they affect game play and mechanics?<text:tab/>11</text:a></text:p>
          <text:p text:style-name="P22"><text:a xlink:type="simple" xlink:href="#__RefHeading__73_1397397236" text:style-name="Index_20_Link" text:visited-style-name="Index_20_Link">Replaying and Saving <text:tab/>11</text:a></text:p>
          <text:p text:style-name="P22"><text:a xlink:type="simple" xlink:href="#__RefHeading__75_1397397236" text:style-name="Index_20_Link" text:visited-style-name="Index_20_Link">Cheats and Easter Eggs<text:tab/>11</text:a></text:p>
          <text:p text:style-name="P23"><text:a xlink:type="simple" xlink:href="#__RefHeading__77_1397397236" text:style-name="Index_20_Link" text:visited-style-name="Index_20_Link">Story, Setting and Character <text:s/><text:tab/>11</text:a></text:p>
          <text:p text:style-name="P22"><text:a xlink:type="simple" xlink:href="#__RefHeading__79_1397397236" text:style-name="Index_20_Link" text:visited-style-name="Index_20_Link">Story and Narrative - Specific details like scripts and cut scenes may not be in this document but be in the Story Bible. <text:s/><text:tab/>11</text:a></text:p>
          <text:p text:style-name="P24"><text:a xlink:type="simple" xlink:href="#__RefHeading__81_1397397236" text:style-name="Index_20_Link" text:visited-style-name="Index_20_Link">Back story<text:tab/>11</text:a></text:p>
          <text:p text:style-name="P24"><text:a xlink:type="simple" xlink:href="#__RefHeading__83_1397397236" text:style-name="Index_20_Link" text:visited-style-name="Index_20_Link">Plot Elements<text:tab/>12</text:a></text:p>
          <text:p text:style-name="P24"><text:a xlink:type="simple" xlink:href="#__RefHeading__85_1397397236" text:style-name="Index_20_Link" text:visited-style-name="Index_20_Link">Game Progression<text:tab/>12</text:a></text:p>
          <text:p text:style-name="P24"><text:a xlink:type="simple" xlink:href="#__RefHeading__87_1397397236" text:style-name="Index_20_Link" text:visited-style-name="Index_20_Link">License Considerations<text:tab/>12</text:a></text:p>
          <text:p text:style-name="P24"><text:a xlink:type="simple" xlink:href="#__RefHeading__89_1397397236" text:style-name="Index_20_Link" text:visited-style-name="Index_20_Link">Cut Scenes<text:tab/>12</text:a></text:p>
          <text:p text:style-name="P19"><text:a xlink:type="simple" xlink:href="#__RefHeading__353_1397397236" text:style-name="Index_20_Link" text:visited-style-name="Index_20_Link">Cut scene #1<text:tab/>12</text:a></text:p>
          <text:p text:style-name="P21"><text:a xlink:type="simple" xlink:href="#__RefHeading__355_1397397236" text:style-name="Index_20_Link" text:visited-style-name="Index_20_Link">Actors<text:tab/>12</text:a></text:p>
          <text:p text:style-name="P21"><text:a xlink:type="simple" xlink:href="#__RefHeading__357_1397397236" text:style-name="Index_20_Link" text:visited-style-name="Index_20_Link">Description<text:tab/>12</text:a></text:p>
          <text:p text:style-name="P21"><text:a xlink:type="simple" xlink:href="#__RefHeading__359_1397397236" text:style-name="Index_20_Link" text:visited-style-name="Index_20_Link">Storyboard<text:tab/>12</text:a></text:p>
          <text:p text:style-name="P21"><text:a xlink:type="simple" xlink:href="#__RefHeading__361_1397397236" text:style-name="Index_20_Link" text:visited-style-name="Index_20_Link">Script<text:tab/>12</text:a></text:p>
          <text:p text:style-name="P22"><text:a xlink:type="simple" xlink:href="#__RefHeading__91_1397397236" text:style-name="Index_20_Link" text:visited-style-name="Index_20_Link">Game World<text:tab/>12</text:a></text:p>
          <text:p text:style-name="P24"><text:a xlink:type="simple" xlink:href="#__RefHeading__93_1397397236" text:style-name="Index_20_Link" text:visited-style-name="Index_20_Link">General look and feel of world<text:tab/>12</text:a></text:p>
          <text:p text:style-name="P24"><text:a xlink:type="simple" xlink:href="#__RefHeading__95_1397397236" text:style-name="Index_20_Link" text:visited-style-name="Index_20_Link">Area #1<text:tab/>12</text:a></text:p>
          <text:p text:style-name="P19"><text:a xlink:type="simple" xlink:href="#__RefHeading__363_1397397236" text:style-name="Index_20_Link" text:visited-style-name="Index_20_Link">General Description<text:tab/>12</text:a></text:p>
          <text:p text:style-name="P19"><text:a xlink:type="simple" xlink:href="#__RefHeading__365_1397397236" text:style-name="Index_20_Link" text:visited-style-name="Index_20_Link">Physical Characteristics<text:tab/>12</text:a></text:p>
          <text:p text:style-name="P19"><text:a xlink:type="simple" xlink:href="#__RefHeading__367_1397397236" text:style-name="Index_20_Link" text:visited-style-name="Index_20_Link">Levels that use area<text:tab/>12</text:a></text:p>
          <text:p text:style-name="P19"><text:a xlink:type="simple" xlink:href="#__RefHeading__369_1397397236" text:style-name="Index_20_Link" text:visited-style-name="Index_20_Link">Connections to other areas<text:tab/>12</text:a></text:p>
          <text:p text:style-name="P22"><text:a xlink:type="simple" xlink:href="#__RefHeading__97_1397397236" text:style-name="Index_20_Link" text:visited-style-name="Index_20_Link">Characters<text:tab/>12</text:a></text:p>
          <text:p text:style-name="P24"><text:a xlink:type="simple" xlink:href="#__RefHeading__99_1397397236" text:style-name="Index_20_Link" text:visited-style-name="Index_20_Link">Character #1<text:tab/>12</text:a></text:p>
          <text:p text:style-name="P19"><text:a xlink:type="simple" xlink:href="#__RefHeading__371_1397397236" text:style-name="Index_20_Link" text:visited-style-name="Index_20_Link">Back story<text:tab/>12</text:a></text:p>
          <text:p text:style-name="P19"><text:soft-page-break/><text:a xlink:type="simple" xlink:href="#__RefHeading__373_1397397236" text:style-name="Index_20_Link" text:visited-style-name="Index_20_Link">Personality<text:tab/>12</text:a></text:p>
          <text:p text:style-name="P19"><text:a xlink:type="simple" xlink:href="#__RefHeading__375_1397397236" text:style-name="Index_20_Link" text:visited-style-name="Index_20_Link">Look<text:tab/>12</text:a></text:p>
          <text:p text:style-name="P21"><text:a xlink:type="simple" xlink:href="#__RefHeading__377_1397397236" text:style-name="Index_20_Link" text:visited-style-name="Index_20_Link">Physical characteristics<text:tab/>12</text:a></text:p>
          <text:p text:style-name="P21"><text:a xlink:type="simple" xlink:href="#__RefHeading__379_1397397236" text:style-name="Index_20_Link" text:visited-style-name="Index_20_Link">Animations<text:tab/>13</text:a></text:p>
          <text:p text:style-name="P19"><text:a xlink:type="simple" xlink:href="#__RefHeading__381_1397397236" text:style-name="Index_20_Link" text:visited-style-name="Index_20_Link">Special Abilities<text:tab/>13</text:a></text:p>
          <text:p text:style-name="P19"><text:a xlink:type="simple" xlink:href="#__RefHeading__383_1397397236" text:style-name="Index_20_Link" text:visited-style-name="Index_20_Link">Relevance to game story<text:tab/>13</text:a></text:p>
          <text:p text:style-name="P19"><text:a xlink:type="simple" xlink:href="#__RefHeading__385_1397397236" text:style-name="Index_20_Link" text:visited-style-name="Index_20_Link">Relationship to other characters<text:tab/>13</text:a></text:p>
          <text:p text:style-name="P19"><text:a xlink:type="simple" xlink:href="#__RefHeading__387_1397397236" text:style-name="Index_20_Link" text:visited-style-name="Index_20_Link">Statistics<text:tab/>13</text:a></text:p>
          <text:p text:style-name="P23"><text:a xlink:type="simple" xlink:href="#__RefHeading__101_1397397236" text:style-name="Index_20_Link" text:visited-style-name="Index_20_Link">Levels<text:tab/>14</text:a></text:p>
          <text:p text:style-name="P22"><text:a xlink:type="simple" xlink:href="#__RefHeading__103_1397397236" text:style-name="Index_20_Link" text:visited-style-name="Index_20_Link">Level #1<text:tab/>14</text:a></text:p>
          <text:p text:style-name="P24"><text:a xlink:type="simple" xlink:href="#__RefHeading__105_1397397236" text:style-name="Index_20_Link" text:visited-style-name="Index_20_Link">Synopsis<text:tab/>14</text:a></text:p>
          <text:p text:style-name="P24"><text:a xlink:type="simple" xlink:href="#__RefHeading__107_1397397236" text:style-name="Index_20_Link" text:visited-style-name="Index_20_Link">Introductory Material (Cut scene? <text:s/>Mission briefing?)<text:tab/>14</text:a></text:p>
          <text:p text:style-name="P24"><text:a xlink:type="simple" xlink:href="#__RefHeading__109_1397397236" text:style-name="Index_20_Link" text:visited-style-name="Index_20_Link">Objectives<text:tab/>14</text:a></text:p>
          <text:p text:style-name="P24"><text:a xlink:type="simple" xlink:href="#__RefHeading__111_1397397236" text:style-name="Index_20_Link" text:visited-style-name="Index_20_Link">Physical Description<text:tab/>14</text:a></text:p>
          <text:p text:style-name="P24"><text:a xlink:type="simple" xlink:href="#__RefHeading__113_1397397236" text:style-name="Index_20_Link" text:visited-style-name="Index_20_Link">Map<text:tab/>14</text:a></text:p>
          <text:p text:style-name="P24"><text:a xlink:type="simple" xlink:href="#__RefHeading__115_1397397236" text:style-name="Index_20_Link" text:visited-style-name="Index_20_Link">Critical Path<text:tab/>14</text:a></text:p>
          <text:p text:style-name="P24"><text:a xlink:type="simple" xlink:href="#__RefHeading__117_1397397236" text:style-name="Index_20_Link" text:visited-style-name="Index_20_Link">Encounters<text:tab/>14</text:a></text:p>
          <text:p text:style-name="P24"><text:a xlink:type="simple" xlink:href="#__RefHeading__119_1397397236" text:style-name="Index_20_Link" text:visited-style-name="Index_20_Link">Level Walkthrough<text:tab/>14</text:a></text:p>
          <text:p text:style-name="P24"><text:a xlink:type="simple" xlink:href="#__RefHeading__121_1397397236" text:style-name="Index_20_Link" text:visited-style-name="Index_20_Link">Closing Material<text:tab/>14</text:a></text:p>
          <text:p text:style-name="P23"><text:a xlink:type="simple" xlink:href="#__RefHeading__123_1397397236" text:style-name="Index_20_Link" text:visited-style-name="Index_20_Link">Interface<text:tab/>14</text:a></text:p>
          <text:p text:style-name="P22"><text:a xlink:type="simple" xlink:href="#__RefHeading__125_1397397236" text:style-name="Index_20_Link" text:visited-style-name="Index_20_Link">Visual System<text:tab/>14</text:a></text:p>
          <text:p text:style-name="P24"><text:a xlink:type="simple" xlink:href="#__RefHeading__127_1397397236" text:style-name="Index_20_Link" text:visited-style-name="Index_20_Link">HUD - What controls <text:tab/>14</text:a></text:p>
          <text:p text:style-name="P24"><text:a xlink:type="simple" xlink:href="#__RefHeading__129_1397397236" text:style-name="Index_20_Link" text:visited-style-name="Index_20_Link">Menus<text:tab/>14</text:a></text:p>
          <text:p text:style-name="P24"><text:a xlink:type="simple" xlink:href="#__RefHeading__131_1397397236" text:style-name="Index_20_Link" text:visited-style-name="Index_20_Link">Rendering System<text:tab/>14</text:a></text:p>
          <text:p text:style-name="P24"><text:a xlink:type="simple" xlink:href="#__RefHeading__133_1397397236" text:style-name="Index_20_Link" text:visited-style-name="Index_20_Link">Camera<text:tab/>14</text:a></text:p>
          <text:p text:style-name="P24"><text:a xlink:type="simple" xlink:href="#__RefHeading__135_1397397236" text:style-name="Index_20_Link" text:visited-style-name="Index_20_Link">Lighting Models<text:tab/>14</text:a></text:p>
          <text:p text:style-name="P22"><text:a xlink:type="simple" xlink:href="#__RefHeading__137_1397397236" text:style-name="Index_20_Link" text:visited-style-name="Index_20_Link">Control System – How does the game player control the game? <text:s text:c="2"/>What are the specific commands?<text:tab/>14</text:a></text:p>
          <text:p text:style-name="P22"><text:a xlink:type="simple" xlink:href="#__RefHeading__139_1397397236" text:style-name="Index_20_Link" text:visited-style-name="Index_20_Link">Audio<text:tab/>14</text:a></text:p>
          <text:p text:style-name="P22"><text:a xlink:type="simple" xlink:href="#__RefHeading__141_1397397236" text:style-name="Index_20_Link" text:visited-style-name="Index_20_Link">Music<text:tab/>14</text:a></text:p>
          <text:p text:style-name="P22"><text:a xlink:type="simple" xlink:href="#__RefHeading__143_1397397236" text:style-name="Index_20_Link" text:visited-style-name="Index_20_Link">Sound Effects<text:tab/>14</text:a></text:p>
          <text:p text:style-name="P22"><text:a xlink:type="simple" xlink:href="#__RefHeading__145_1397397236" text:style-name="Index_20_Link" text:visited-style-name="Index_20_Link">Help System<text:tab/>14</text:a></text:p>
          <text:p text:style-name="P23"><text:a xlink:type="simple" xlink:href="#__RefHeading__147_1397397236" text:style-name="Index_20_Link" text:visited-style-name="Index_20_Link">Artificial Intelligence<text:tab/>15</text:a></text:p>
          <text:p text:style-name="P22"><text:a xlink:type="simple" xlink:href="#__RefHeading__389_1397397236" text:style-name="Index_20_Link" text:visited-style-name="Index_20_Link">N/A<text:tab/>15</text:a></text:p>
          <text:p text:style-name="P23"><text:a xlink:type="simple" xlink:href="#__RefHeading__163_1397397236" text:style-name="Index_20_Link" text:visited-style-name="Index_20_Link">Technical <text:tab/>15</text:a></text:p>
          <text:p text:style-name="P22"><text:a xlink:type="simple" xlink:href="#__RefHeading__165_1397397236" text:style-name="Index_20_Link" text:visited-style-name="Index_20_Link">Target Hardware<text:tab/>15</text:a></text:p>
          <text:p text:style-name="P22"><text:a xlink:type="simple" xlink:href="#__RefHeading__391_1397397236" text:style-name="Index_20_Link" text:visited-style-name="Index_20_Link">Development Platform and Language<text:tab/>15</text:a></text:p>
          <text:p text:style-name="P23"><text:a xlink:type="simple" xlink:href="#__RefHeading__179_1397397236" text:style-name="Index_20_Link" text:visited-style-name="Index_20_Link">Game Art - This may be abbreviated with most of the content in an Art Bible.<text:tab/>16</text:a></text:p>
          <text:p text:style-name="P22"><text:a xlink:type="simple" xlink:href="#__RefHeading__181_1397397236" text:style-name="Index_20_Link" text:visited-style-name="Index_20_Link">Concept Art<text:tab/>16</text:a></text:p>
          <text:p text:style-name="P22"><text:a xlink:type="simple" xlink:href="#__RefHeading__183_1397397236" text:style-name="Index_20_Link" text:visited-style-name="Index_20_Link">Style Guides<text:tab/>16</text:a></text:p>
          <text:p text:style-name="P22"><text:a xlink:type="simple" xlink:href="#__RefHeading__185_1397397236" text:style-name="Index_20_Link" text:visited-style-name="Index_20_Link">Characters<text:tab/>16</text:a></text:p>
          <text:p text:style-name="P22"><text:a xlink:type="simple" xlink:href="#__RefHeading__187_1397397236" text:style-name="Index_20_Link" text:visited-style-name="Index_20_Link">Environments<text:tab/>16</text:a></text:p>
          <text:p text:style-name="P22"><text:a xlink:type="simple" xlink:href="#__RefHeading__189_1397397236" text:style-name="Index_20_Link" text:visited-style-name="Index_20_Link">Equipment<text:tab/>16</text:a></text:p>
          <text:p text:style-name="P22"><text:a xlink:type="simple" xlink:href="#__RefHeading__191_1397397236" text:style-name="Index_20_Link" text:visited-style-name="Index_20_Link">Cut scenes<text:tab/>16</text:a></text:p>
          <text:p text:style-name="P22"><text:a xlink:type="simple" xlink:href="#__RefHeading__193_1397397236" text:style-name="Index_20_Link" text:visited-style-name="Index_20_Link">Miscellaneous<text:tab/>16</text:a></text:p>
          <text:p text:style-name="P23"><text:a xlink:type="simple" xlink:href="#__RefHeading__195_1397397236" text:style-name="Index_20_Link" text:visited-style-name="Index_20_Link">Secondary Software<text:tab/>16</text:a></text:p>
          <text:p text:style-name="P22"><text:soft-page-break/><text:a xlink:type="simple" xlink:href="#__RefHeading__197_1397397236" text:style-name="Index_20_Link" text:visited-style-name="Index_20_Link">Editor<text:tab/>16</text:a></text:p>
          <text:p text:style-name="P22"><text:a xlink:type="simple" xlink:href="#__RefHeading__199_1397397236" text:style-name="Index_20_Link" text:visited-style-name="Index_20_Link">Installer<text:tab/>16</text:a></text:p>
          <text:p text:style-name="P22"><text:a xlink:type="simple" xlink:href="#__RefHeading__201_1397397236" text:style-name="Index_20_Link" text:visited-style-name="Index_20_Link">Update software<text:tab/>16</text:a></text:p>
          <text:p text:style-name="P23"><text:a xlink:type="simple" xlink:href="#__RefHeading__203_1397397236" text:style-name="Index_20_Link" text:visited-style-name="Index_20_Link">Management<text:tab/>16</text:a></text:p>
          <text:p text:style-name="P22"><text:a xlink:type="simple" xlink:href="#__RefHeading__205_1397397236" text:style-name="Index_20_Link" text:visited-style-name="Index_20_Link">Detailed Schedule<text:tab/>16</text:a></text:p>
          <text:p text:style-name="P22"><text:a xlink:type="simple" xlink:href="#__RefHeading__207_1397397236" text:style-name="Index_20_Link" text:visited-style-name="Index_20_Link">Budget<text:tab/>16</text:a></text:p>
          <text:p text:style-name="P22"><text:a xlink:type="simple" xlink:href="#__RefHeading__209_1397397236" text:style-name="Index_20_Link" text:visited-style-name="Index_20_Link">Risk Analysis<text:tab/>16</text:a></text:p>
          <text:p text:style-name="P22"><text:a xlink:type="simple" xlink:href="#__RefHeading__211_1397397236" text:style-name="Index_20_Link" text:visited-style-name="Index_20_Link">Localization Plan <text:tab/>16</text:a></text:p>
          <text:p text:style-name="P22"><text:a xlink:type="simple" xlink:href="#__RefHeading__213_1397397236" text:style-name="Index_20_Link" text:visited-style-name="Index_20_Link">Test Plan<text:tab/>16</text:a></text:p>
          <text:p text:style-name="P23"><text:a xlink:type="simple" xlink:href="#__RefHeading__215_1397397236" text:style-name="Index_20_Link" text:visited-style-name="Index_20_Link">Appendices<text:tab/>16</text:a></text:p>
          <text:p text:style-name="P22"><text:a xlink:type="simple" xlink:href="#__RefHeading__217_1397397236" text:style-name="Index_20_Link" text:visited-style-name="Index_20_Link">Asset List<text:tab/>16</text:a></text:p>
          <text:p text:style-name="P24"><text:a xlink:type="simple" xlink:href="#__RefHeading__219_1397397236" text:style-name="Index_20_Link" text:visited-style-name="Index_20_Link">Art<text:tab/>16</text:a></text:p>
          <text:p text:style-name="P19"><text:a xlink:type="simple" xlink:href="#__RefHeading__393_1397397236" text:style-name="Index_20_Link" text:visited-style-name="Index_20_Link">Model and Texture List<text:tab/>16</text:a></text:p>
          <text:p text:style-name="P19"><text:a xlink:type="simple" xlink:href="#__RefHeading__395_1397397236" text:style-name="Index_20_Link" text:visited-style-name="Index_20_Link">Animation List<text:tab/>17</text:a></text:p>
          <text:p text:style-name="P19"><text:a xlink:type="simple" xlink:href="#__RefHeading__397_1397397236" text:style-name="Index_20_Link" text:visited-style-name="Index_20_Link">Effects List<text:tab/>17</text:a></text:p>
          <text:p text:style-name="P19"><text:a xlink:type="simple" xlink:href="#__RefHeading__399_1397397236" text:style-name="Index_20_Link" text:visited-style-name="Index_20_Link">Interface Art List <text:tab/>17</text:a></text:p>
          <text:p text:style-name="P19"><text:a xlink:type="simple" xlink:href="#__RefHeading__401_1397397236" text:style-name="Index_20_Link" text:visited-style-name="Index_20_Link">Cut scene List<text:tab/>17</text:a></text:p>
          <text:p text:style-name="P24"><text:a xlink:type="simple" xlink:href="#__RefHeading__221_1397397236" text:style-name="Index_20_Link" text:visited-style-name="Index_20_Link">Sound<text:tab/>17</text:a></text:p>
          <text:p text:style-name="P19"><text:a xlink:type="simple" xlink:href="#__RefHeading__403_1397397236" text:style-name="Index_20_Link" text:visited-style-name="Index_20_Link">Environmental Sounds<text:tab/>17</text:a></text:p>
          <text:p text:style-name="P19"><text:a xlink:type="simple" xlink:href="#__RefHeading__405_1397397236" text:style-name="Index_20_Link" text:visited-style-name="Index_20_Link">Weapon Sounds<text:tab/>17</text:a></text:p>
          <text:p text:style-name="P19"><text:a xlink:type="simple" xlink:href="#__RefHeading__407_1397397236" text:style-name="Index_20_Link" text:visited-style-name="Index_20_Link">Interface Sounds<text:tab/>17</text:a></text:p>
          <text:p text:style-name="P24"><text:a xlink:type="simple" xlink:href="#__RefHeading__223_1397397236" text:style-name="Index_20_Link" text:visited-style-name="Index_20_Link">Music<text:tab/>17</text:a></text:p>
          <text:p text:style-name="P19"><text:a xlink:type="simple" xlink:href="#__RefHeading__409_1397397236" text:style-name="Index_20_Link" text:visited-style-name="Index_20_Link">Ambient<text:tab/>17</text:a></text:p>
          <text:p text:style-name="P19"><text:a xlink:type="simple" xlink:href="#__RefHeading__411_1397397236" text:style-name="Index_20_Link" text:visited-style-name="Index_20_Link">“Action”<text:tab/>17</text:a></text:p>
          <text:p text:style-name="P19"><text:a xlink:type="simple" xlink:href="#__RefHeading__413_1397397236" text:style-name="Index_20_Link" text:visited-style-name="Index_20_Link">Victory<text:tab/>17</text:a></text:p>
          <text:p text:style-name="P19"><text:a xlink:type="simple" xlink:href="#__RefHeading__415_1397397236" text:style-name="Index_20_Link" text:visited-style-name="Index_20_Link">Defeat<text:tab/>17</text:a></text:p>
          <text:p text:style-name="P24"><text:a xlink:type="simple" xlink:href="#__RefHeading__225_1397397236" text:style-name="Index_20_Link" text:visited-style-name="Index_20_Link">Voice<text:tab/>17</text:a></text:p>
          <text:p text:style-name="P19"><text:a xlink:type="simple" xlink:href="#__RefHeading__417_1397397236" text:style-name="Index_20_Link" text:visited-style-name="Index_20_Link">Actor #1 lines<text:tab/>17</text:a></text:p>
        </text:index-body>
      </text:table-of-content>
      <text:p text:style-name="Standard"/>
      <text:h text:style-name="TOC_20_Heading"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3_1397397236"/><text:soft-page-break/>Game Overview<text:bookmark-end text:name="__RefHeading__13_1397397236"/></text:h>
      <text:p text:style-name="P5"><text:span text:style-name="T1">The Game is a Mario type game where the player navigates an environment of enemies and obstacles, collecting euro symbols and reaching the end depositing them in the Bank.</text:span></text:p>
      <text:h text:style-name="Heading_20_2" text:outline-level="2"><text:bookmark-start text:name="__RefHeading__15_1397397236"/>Game Concept<text:bookmark-end text:name="__RefHeading__15_1397397236"/></text:h>
      <text:p text:style-name="P5"><text:span text:style-name="T1"/></text:p>
      <text:h text:style-name="Heading_20_2" text:outline-level="2"><text:bookmark-start text:name="__RefHeading__17_1397397236"/>Feature Set<text:bookmark-end text:name="__RefHeading__17_1397397236"/></text:h>
      <text:h text:style-name="Heading_20_2" text:outline-level="2"><text:bookmark-start text:name="__RefHeading__19_1397397236"/>Genre<text:bookmark-end text:name="__RefHeading__19_1397397236"/></text:h>
      <text:h text:style-name="Heading_20_2" text:outline-level="2"><text:bookmark-start text:name="__RefHeading__21_1397397236"/>Target Audience<text:bookmark-end text:name="__RefHeading__21_1397397236"/></text:h>
      <text:p text:style-name="P5"><text:span text:style-name="T1">Developers of the Game, and the examiners of the assignment.</text:span></text:p>
      <text:h text:style-name="Heading_20_2" text:outline-level="2"><text:bookmark-start text:name="__RefHeading__23_1397397236"/>Game Flow <text:bookmark-end text:name="__RefHeading__23_1397397236"/></text:h>
      <text:p text:style-name="Standard">How does the player move through the game. <text:s text:c="2"/>Both through framing interface and the game itself.</text:p>
      <text:h text:style-name="Heading_20_2" text:outline-level="2"><text:bookmark-start text:name="__RefHeading__25_1397397236"/>Look and Feel <text:bookmark-end text:name="__RefHeading__25_1397397236"/></text:h>
      <text:p text:style-name="Standard"><text:s/><text:span text:style-name="T1">The game is a 2-Dimensional game where the players effectively stays quite central on the screen and the background moves from <text:s/>right to left giving the impression of movement</text:span></text:p>
      <text:h text:style-name="Heading_20_2" text:outline-level="2"><text:bookmark-start text:name="__RefHeading__27_1397397236"/>Project Scope <text:bookmark-end text:name="__RefHeading__27_1397397236"/></text:h>
      <text:p text:style-name="Standard">A summary of the scope of the game.</text:p>
      <text:p text:style-name="Standard"/>
      <text:h text:style-name="Heading_20_3" text:outline-level="3"><text:bookmark-start text:name="__RefHeading__29_1397397236"/>Number of locations<text:bookmark-end text:name="__RefHeading__29_1397397236"/></text:h>
      <text:h text:style-name="Heading_20_3" text:outline-level="3"><text:bookmark-start text:name="__RefHeading__31_1397397236"/>Number of levels<text:bookmark-end text:name="__RefHeading__31_1397397236"/></text:h>
      <text:p text:style-name="P5"><text:span text:style-name="T1">There are three levels of increased difficulty, difficulty is created by increased obstacles and reduced powers of the player e.g. fewer bullets available, and increased gravity resulting in Jumps being less rewarding</text:span></text:p>
      <text:h text:style-name="Heading_20_3" text:outline-level="3"><text:bookmark-start text:name="__RefHeading__33_1397397236"/>Number of NPC’s<text:bookmark-end text:name="__RefHeading__33_1397397236"/></text:h>
      <text:h text:style-name="Heading_20_3" text:outline-level="3"><text:bookmark-start text:name="__RefHeading__35_1397397236"/>Number of weapons<text:bookmark-end text:name="__RefHeading__35_1397397236"/></text:h>
      <text:p text:style-name="P6"><text:span text:style-name="T3">The player has 2 weapons</text:span></text:p>
      <text:list xml:id="list2091335462768337744" text:style-name="L1">
        <text:list-item>
          <text:p text:style-name="P7"><text:span text:style-name="T3">The gun which he can fire a laser bullet, amounts of bullets depend on the eve;</text:span></text:p>
        </text:list-item>
        <text:list-item>
          <text:p text:style-name="P7"><text:span text:style-name="T3">The second weapon the player has is that the player can jump and land on the enemy killing them</text:span></text:p>
        </text:list-item>
      </text:list>
      <text:p text:style-name="Standard"/>
      <text:h text:style-name="Heading_20_1" text:outline-level="1"><text:bookmark-start text:name="__RefHeading__37_1397397236"/><text:soft-page-break/>Gameplay and <text:s/>Mechanics<text:bookmark-end text:name="__RefHeading__37_1397397236"/></text:h>
      <text:h text:style-name="Heading_20_2" text:outline-level="2"><text:bookmark-start text:name="__RefHeading__39_1397397236"/>Gameplay<text:bookmark-end text:name="__RefHeading__39_1397397236"/></text:h>
      <text:h text:style-name="Heading_20_3" text:outline-level="3"><text:bookmark-start text:name="__RefHeading__41_1397397236"/>Game Progression<text:bookmark-end text:name="__RefHeading__41_1397397236"/></text:h>
      <text:h text:style-name="Heading_20_3" text:outline-level="3"><text:bookmark-start text:name="__RefHeading__43_1397397236"/>Mission/challenge Structure<text:bookmark-end text:name="__RefHeading__43_1397397236"/></text:h>
      <text:h text:style-name="Heading_20_3" text:outline-level="3"><text:bookmark-start text:name="__RefHeading__45_1397397236"/>Puzzle Structure<text:bookmark-end text:name="__RefHeading__45_1397397236"/></text:h>
      <text:h text:style-name="Heading_20_3" text:outline-level="3"><text:bookmark-start text:name="__RefHeading__47_1397397236"/>Objectives – What are the objectives of the game?<text:bookmark-end text:name="__RefHeading__47_1397397236"/></text:h>
      <text:p text:style-name="P6"><text:span text:style-name="T3">The objective of the game is to get to the bank to store the money(points) <text:s/>the player has collected</text:span></text:p>
      <text:h text:style-name="Heading_20_3" text:outline-level="3"><text:bookmark-start text:name="__RefHeading__49_1397397236"/>Play Flow – How does the game flow for the game player<text:bookmark-end text:name="__RefHeading__49_1397397236"/></text:h>
      <text:h text:style-name="Heading_20_2" text:outline-level="2"><text:bookmark-start text:name="__RefHeading__51_1397397236"/>Mechanics<text:bookmark-end text:name="__RefHeading__51_1397397236"/></text:h>
      <text:p text:style-name="Standard">What are the rules to the game, both implicit and explicit. <text:s/>This is the model of the universe that the game works under. <text:s/>Think of it as a simulation of a world, how do all the pieces interact? <text:s/>This actually can be a very large section.</text:p>
      <text:p text:style-name="Standard"/>
      <text:h text:style-name="Heading_20_3" text:outline-level="3"><text:bookmark-start text:name="__RefHeading__53_1397397236"/>Physics – How does the physical universe work?<text:bookmark-end text:name="__RefHeading__53_1397397236"/></text:h>
      <text:h text:style-name="Heading_20_3" text:outline-level="3"><text:bookmark-start text:name="__RefHeading__55_1397397236"/>Movement<text:bookmark-end text:name="__RefHeading__55_1397397236"/></text:h>
      <text:h text:style-name="Heading_20_4" text:outline-level="4"><text:bookmark-start text:name="__RefHeading__333_1397397236"/>General Movement<text:bookmark-end text:name="__RefHeading__333_1397397236"/></text:h>
      <text:p text:style-name="P5"><text:span text:style-name="T1">The player can move from left to right but only right wards to progress across the screen. The player is effected by gravity, and the player can Jump, there is also the abilty to double jump.in the presence of a ladder a player can climb that ladder</text:span></text:p>
      <text:p text:style-name="P5"><text:span text:style-name="T1">(the descending climbing of the ladder is yet to be impemented)</text:span></text:p>
      <text:h text:style-name="Heading_20_4" text:outline-level="4"><text:bookmark-start text:name="__RefHeading__335_1397397236"/>Other Movement<text:bookmark-end text:name="__RefHeading__335_1397397236"/></text:h>
      <text:p text:style-name="P5"><text:span text:style-name="T1">Enemies can move from left to right in a cycle</text:span></text:p>
      <text:h text:style-name="Heading_20_3" text:outline-level="3"><text:bookmark-start text:name="__RefHeading__57_1397397236"/>Objects<text:bookmark-end text:name="__RefHeading__57_1397397236"/></text:h>
      <text:h text:style-name="Heading_20_4" text:outline-level="4"><text:bookmark-start text:name="__RefHeading__337_1397397236"/>Picking Up Objects<text:bookmark-end text:name="__RefHeading__337_1397397236"/></text:h>
      <text:p text:style-name="P5"><text:span text:style-name="T1">The player gains points for collecting euro symbols, </text:span><text:span text:style-name="T3">this is done by just </text:span><text:span text:style-name="T6">co</text:span><text:span text:style-name="T3">lliding with them, </text:span><text:span text:style-name="T6">however some of these objects require to be discovered by the player colliding with a box.</text:span></text:p>
      <text:h text:style-name="Heading_20_4" text:outline-level="4"><text:bookmark-start text:name="__RefHeading__339_1397397236"/>Moving Objects<text:bookmark-end text:name="__RefHeading__339_1397397236"/></text:h>
      <text:p text:style-name="P5"><text:span text:style-name="T1">The Boxes labeled “Junk” is moveable by the player pushing, these are physic objects so they are effected by collisions and gravity.</text:span></text:p>
      <text:p text:style-name="P5"><text:soft-page-break/><text:span text:style-name="T1">The Bullet object (which can </text:span><text:span text:style-name="T6">be</text:span><text:span text:style-name="T1"> </text:span></text:p>
      <text:h text:style-name="Heading_20_3" text:outline-level="3"><text:bookmark-start text:name="__RefHeading__59_1397397236"/>Actions <text:span text:style-name="T1">Shoot</text:span><text:bookmark-end text:name="__RefHeading__59_1397397236"/></text:h>
      <text:p text:style-name="P5"><text:span text:style-name="T1">The player can shoot an enemy </text:span></text:p>
      <text:h text:style-name="Heading_20_4" text:outline-level="4"><text:bookmark-start text:name="__RefHeading__341_1397397236"/>Switches and Buttons<text:bookmark-end text:name="__RefHeading__341_1397397236"/></text:h>
      <text:p text:style-name="P6"><text:span text:style-name="T3">There are six buttons on the game paa</text:span></text:p>
      <table:table table:name="Table2" table:style-name="Table2">
        <table:table-column table:style-name="Table2.A"/>
        <table:table-row>
          <table:table-cell table:style-name="Table2.A1" office:value-type="string">
            <table:table table:name="Table3" table:style-name="Table3">
              <table:table-column table:style-name="Table3.A" table:number-columns-repeated="2"/>
              <table:table-row>
                <table:table-cell table:style-name="Table3.A1" office:value-type="string">
                  <text:p text:style-name="P20"><text:span text:style-name="T2">Button</text:span></text:p>
                </table:table-cell>
                <table:table-cell table:style-name="Table3.B1" office:value-type="string">
                  <text:p text:style-name="P20"><text:span text:style-name="T2">Action</text:span></text:p>
                </table:table-cell>
              </table:table-row>
              <table:table-row>
                <table:table-cell table:style-name="Table3.A2" office:value-type="string">
                  <text:p text:style-name="P20"><text:span text:style-name="T2">Left </text:span></text:p>
                </table:table-cell>
                <table:table-cell table:style-name="Table3.B2" office:value-type="string">
                  <text:p text:style-name="P20"><text:span text:style-name="T2">Moves the player left</text:span></text:p>
                </table:table-cell>
              </table:table-row>
              <table:table-row>
                <table:table-cell table:style-name="Table3.A2" office:value-type="string">
                  <text:p text:style-name="P20"><text:span text:style-name="T2">Right</text:span></text:p>
                </table:table-cell>
                <table:table-cell table:style-name="Table3.B2" office:value-type="string">
                  <text:p text:style-name="P20"><text:span text:style-name="T2">Moves the player right</text:span></text:p>
                </table:table-cell>
              </table:table-row>
              <table:table-row>
                <table:table-cell table:style-name="Table3.A2" office:value-type="string">
                  <text:p text:style-name="P20"><text:span text:style-name="T2">Up</text:span></text:p>
                </table:table-cell>
                <table:table-cell table:style-name="Table3.B2" office:value-type="string">
                  <text:p text:style-name="P20"><text:span text:style-name="T2">When next to a ladder asscend it</text:span></text:p>
                </table:table-cell>
              </table:table-row>
              <table:table-row>
                <table:table-cell table:style-name="Table3.A2" office:value-type="string">
                  <text:p text:style-name="P20"><text:span text:style-name="T2">Down</text:span></text:p>
                </table:table-cell>
                <table:table-cell table:style-name="Table3.B2" office:value-type="string">
                  <text:p text:style-name="P20"><text:span text:style-name="T2">(Release 2)</text:span></text:p>
                </table:table-cell>
              </table:table-row>
              <table:table-row>
                <table:table-cell table:style-name="Table3.A2" office:value-type="string">
                  <text:p text:style-name="P20"><text:span text:style-name="T2">Fire</text:span></text:p>
                </table:table-cell>
                <table:table-cell table:style-name="Table3.B2" office:value-type="string">
                  <text:p text:style-name="P20"><text:span text:style-name="T2">Shoot a Bullet</text:span></text:p>
                </table:table-cell>
              </table:table-row>
              <table:table-row>
                <table:table-cell table:style-name="Table3.A2" office:value-type="string">
                  <text:p text:style-name="P20"><text:span text:style-name="T2">Jump</text:span></text:p>
                </table:table-cell>
                <table:table-cell table:style-name="Table3.B2" office:value-type="string">
                  <text:p text:style-name="P20"><text:span text:style-name="T2">Jump (Double Jump possible</text:span></text:p>
                </table:table-cell>
              </table:table-row>
            </table:table>
            <text:p text:style-name="Table_20_Contents"/>
          </table:table-cell>
        </table:table-row>
      </table:table>
      <text:p text:style-name="Standard"/>
      <text:h text:style-name="Heading_20_4" text:outline-level="4"><text:bookmark-start text:name="__RefHeading__343_1397397236"/><text:span text:style-name="T6">Scoring</text:span><text:bookmark-end text:name="__RefHeading__343_1397397236"/></text:h>
      <text:p text:style-name="P13"><text:span text:style-name="T6">The Player scores by collecting a prize (which is a euro symbol), some of the prizes require a box to be collided with to reveal the prize, the 2</text:span><text:span text:style-name="T7">nd</text:span><text:span text:style-name="T6"> way to score is for the to kill an enemy (as the levels increase the fewer bullets reduce the capacity for the user to get points this way)..</text:span></text:p>
      <text:h text:style-name="Heading_20_2" text:outline-level="2"><text:bookmark-start text:name="__RefHeading__65_1397397236"/>Screen Flow<text:bookmark-end text:name="__RefHeading__65_1397397236"/></text:h>
      <text:h text:style-name="Heading_20_3" text:outline-level="3"><text:bookmark-start text:name="__RefHeading__67_1397397236"/>Screen Flow Chart – A graphical description of how each screen is related to every other<text:bookmark-end text:name="__RefHeading__67_1397397236"/></text:h>
      <text:h text:style-name="Heading_20_3" text:outline-level="3"><text:bookmark-start text:name="__RefHeading__69_1397397236"/>Screen Descriptions – What is the purpose of each screen? <text:bookmark-end text:name="__RefHeading__69_1397397236"/></text:h>
      <text:h text:style-name="Heading_20_4" text:outline-level="4"><text:bookmark-start text:name="__RefHeading__349_1397397236"/>Main Menu Screen<text:bookmark-end text:name="__RefHeading__349_1397397236"/></text:h>
      <text:p text:style-name="P6"><text:span text:style-name="T3">The main menu allows a user to choose to play</text:span></text:p>
      <text:h text:style-name="Heading_20_4" text:outline-level="4"><text:bookmark-start text:name="__RefHeading__351_1397397236"/>Options Screen<text:bookmark-end text:name="__RefHeading__351_1397397236"/></text:h>
      <text:p text:style-name="P6"><text:span text:style-name="T3">A player can choose to play level 1, 2 or 3.</text:span></text:p>
      <text:h text:style-name="Heading_20_2" text:outline-level="2"><text:bookmark-start text:name="__RefHeading__71_1397397236"/>Game Options <text:bookmark-end text:name="__RefHeading__71_1397397236"/></text:h>
      <text:p text:style-name="P13"><text:span text:style-name="T6">For the moment there are no customisable options in the game</text:span></text:p>
      <text:p text:style-name="Standard"/>
      <text:h text:style-name="Heading_20_1" text:outline-level="1"><text:bookmark-start text:name="__RefHeading__77_1397397236"/><text:soft-page-break/>Story, Setting and Character <text:s/><text:bookmark-end text:name="__RefHeading__77_1397397236"/></text:h>
      <text:h text:style-name="Heading_20_2" text:outline-level="2"><text:bookmark-start text:name="__RefHeading__79_1397397236"/>Story and Narrative - Specific details like scripts and cut scenes may not be in this document but be in the Story Bible. <text:s/><text:bookmark-end text:name="__RefHeading__79_1397397236"/></text:h>
      <text:h text:style-name="Heading_20_3" text:outline-level="3"><text:bookmark-start text:name="__RefHeading__81_1397397236"/>Back story<text:bookmark-end text:name="__RefHeading__81_1397397236"/></text:h>
      <text:p text:style-name="P5"><text:span text:style-name="T1">The character of the game </text:span><text:span text:style-name="T3">the player</text:span><text:span text:style-name="T1">, and the sprite for it was inspired by both my limited art skills </text:span><text:span text:style-name="T3">and a recent visit to Berlin where I as intrigued by the old east berlin traffic lights.</text:span></text:p>
      <text:h text:style-name="Heading_20_3" text:outline-level="3"><text:bookmark-start text:name="__RefHeading__83_1397397236"/>Plot Elements<text:bookmark-end text:name="__RefHeading__83_1397397236"/></text:h>
      <text:h text:style-name="Heading_20_3" text:outline-level="3"><text:bookmark-start text:name="__RefHeading__85_1397397236"/>Game Progression<text:bookmark-end text:name="__RefHeading__85_1397397236"/></text:h>
      <text:h text:style-name="Heading_20_3" text:outline-level="3"><text:bookmark-start text:name="__RefHeading__87_1397397236"/>License Considerations<text:bookmark-end text:name="__RefHeading__87_1397397236"/></text:h>
      <text:h text:style-name="Heading_20_3" text:outline-level="3"><text:bookmark-start text:name="__RefHeading__89_1397397236"/>Cut Scenes<text:bookmark-end text:name="__RefHeading__89_1397397236"/></text:h>
      <text:h text:style-name="Heading_20_4" text:outline-level="4"><text:bookmark-start text:name="__RefHeading__353_1397397236"/>Cut scene #1<text:bookmark-end text:name="__RefHeading__353_1397397236"/></text:h>
      <text:h text:style-name="Heading_20_5" text:outline-level="5"><text:bookmark-start text:name="__RefHeading__355_1397397236"/>Actors<text:bookmark-end text:name="__RefHeading__355_1397397236"/></text:h>
      <text:h text:style-name="Heading_20_5" text:outline-level="5"><text:bookmark-start text:name="__RefHeading__357_1397397236"/>Description<text:bookmark-end text:name="__RefHeading__357_1397397236"/></text:h>
      <text:h text:style-name="Heading_20_5" text:outline-level="5"><text:bookmark-start text:name="__RefHeading__359_1397397236"/>Storyboard<text:bookmark-end text:name="__RefHeading__359_1397397236"/></text:h>
      <text:h text:style-name="Heading_20_5" text:outline-level="5"><text:bookmark-start text:name="__RefHeading__361_1397397236"/>Script<text:bookmark-end text:name="__RefHeading__361_1397397236"/></text:h>
      <text:p text:style-name="Standard"/>
      <text:h text:style-name="Heading_20_2" text:outline-level="2"><text:bookmark-start text:name="__RefHeading__91_1397397236"/>Game World<text:bookmark-end text:name="__RefHeading__91_1397397236"/></text:h>
      <text:h text:style-name="Heading_20_3" text:outline-level="3"><text:bookmark-start text:name="__RefHeading__93_1397397236"/>General look and feel of world<text:bookmark-end text:name="__RefHeading__93_1397397236"/></text:h>
      <text:h text:style-name="Heading_20_3" text:outline-level="3"><text:bookmark-start text:name="__RefHeading__95_1397397236"/>Area #1<text:bookmark-end text:name="__RefHeading__95_1397397236"/></text:h>
      <text:h text:style-name="Heading_20_4" text:outline-level="4"><text:bookmark-start text:name="__RefHeading__363_1397397236"/>General Description<text:bookmark-end text:name="__RefHeading__363_1397397236"/></text:h>
      <text:h text:style-name="Heading_20_4" text:outline-level="4"><text:bookmark-start text:name="__RefHeading__365_1397397236"/>Physical Characteristics<text:bookmark-end text:name="__RefHeading__365_1397397236"/></text:h>
      <text:h text:style-name="Heading_20_4" text:outline-level="4"><text:bookmark-start text:name="__RefHeading__367_1397397236"/>Levels that use area<text:bookmark-end text:name="__RefHeading__367_1397397236"/></text:h>
      <text:h text:style-name="Heading_20_4" text:outline-level="4"><text:bookmark-start text:name="__RefHeading__369_1397397236"/>Connections to other areas<text:bookmark-end text:name="__RefHeading__369_1397397236"/></text:h>
      <text:p text:style-name="Standard"/>
      <text:h text:style-name="Heading_20_2" text:outline-level="2"><text:bookmark-start text:name="__RefHeading__97_1397397236"/><text:soft-page-break/>Characters<text:bookmark-end text:name="__RefHeading__97_1397397236"/></text:h>
      <text:h text:style-name="Heading_20_3" text:outline-level="3"><text:bookmark-start text:name="__RefHeading__99_1397397236"/>Character #1<text:bookmark-end text:name="__RefHeading__99_1397397236"/></text:h>
      <text:h text:style-name="Heading_20_4" text:outline-level="4"><text:bookmark-start text:name="__RefHeading__371_1397397236"/>Back story<text:bookmark-end text:name="__RefHeading__371_1397397236"/></text:h>
      <text:h text:style-name="Heading_20_4" text:outline-level="4"><text:bookmark-start text:name="__RefHeading__373_1397397236"/>Personality<text:bookmark-end text:name="__RefHeading__373_1397397236"/></text:h>
      <text:h text:style-name="Heading_20_4" text:outline-level="4"><text:bookmark-start text:name="__RefHeading__375_1397397236"/>Look<text:bookmark-end text:name="__RefHeading__375_1397397236"/></text:h>
      <text:h text:style-name="Heading_20_5" text:outline-level="5"><text:bookmark-start text:name="__RefHeading__377_1397397236"/>Physical characteristics<text:bookmark-end text:name="__RefHeading__377_1397397236"/></text:h>
      <text:h text:style-name="Heading_20_5" text:outline-level="5"><text:bookmark-start text:name="__RefHeading__379_1397397236"/>Animations<text:bookmark-end text:name="__RefHeading__379_1397397236"/></text:h>
      <text:h text:style-name="Heading_20_4" text:outline-level="4"><text:bookmark-start text:name="__RefHeading__381_1397397236"/>Special Abilities<text:bookmark-end text:name="__RefHeading__381_1397397236"/></text:h>
      <text:h text:style-name="Heading_20_4" text:outline-level="4"><text:bookmark-start text:name="__RefHeading__383_1397397236"/>Relevance to game story<text:bookmark-end text:name="__RefHeading__383_1397397236"/></text:h>
      <text:h text:style-name="Heading_20_4" text:outline-level="4"><text:bookmark-start text:name="__RefHeading__385_1397397236"/>Relationship to other characters<text:bookmark-end text:name="__RefHeading__385_1397397236"/></text:h>
      <text:h text:style-name="Heading_20_4" text:outline-level="4"><text:bookmark-start text:name="__RefHeading__387_1397397236"/>Statistics<text:bookmark-end text:name="__RefHeading__387_1397397236"/></text:h>
      <text:p text:style-name="P14"/>
      <text:h text:style-name="Heading_20_1" text:outline-level="1"><text:bookmark-start text:name="__RefHeading__101_1397397236"/><text:soft-page-break/>Levels<text:bookmark-end text:name="__RefHeading__101_1397397236"/></text:h>
      <text:h text:style-name="Heading_20_2" text:outline-level="2"><text:bookmark-start text:name="__RefHeading__103_1397397236"/>Level #1<text:bookmark-end text:name="__RefHeading__103_1397397236"/></text:h>
      <text:h text:style-name="Heading_20_3" text:outline-level="3"><text:bookmark-start text:name="__RefHeading__105_1397397236"/>Synopsis<text:bookmark-end text:name="__RefHeading__105_1397397236"/></text:h>
      <text:h text:style-name="Heading_20_3" text:outline-level="3"><text:bookmark-start text:name="__RefHeading__107_1397397236"/>Introductory Material (Cut scene? <text:s/>Mission briefing?)<text:bookmark-end text:name="__RefHeading__107_1397397236"/></text:h>
      <text:h text:style-name="Heading_20_3" text:outline-level="3"><text:bookmark-start text:name="__RefHeading__109_1397397236"/>Objectives<text:bookmark-end text:name="__RefHeading__109_1397397236"/></text:h>
      <text:h text:style-name="Heading_20_3" text:outline-level="3"><text:bookmark-start text:name="__RefHeading__111_1397397236"/>Physical Description<text:bookmark-end text:name="__RefHeading__111_1397397236"/></text:h>
      <text:h text:style-name="Heading_20_3" text:outline-level="3"><text:bookmark-start text:name="__RefHeading__113_1397397236"/>Map<text:bookmark-end text:name="__RefHeading__113_1397397236"/></text:h>
      <text:h text:style-name="Heading_20_3" text:outline-level="3"><text:bookmark-start text:name="__RefHeading__115_1397397236"/>Critical Path<text:bookmark-end text:name="__RefHeading__115_1397397236"/></text:h>
      <text:h text:style-name="Heading_20_3" text:outline-level="3"><text:bookmark-start text:name="__RefHeading__117_1397397236"/>Encounters<text:bookmark-end text:name="__RefHeading__117_1397397236"/></text:h>
      <text:h text:style-name="Heading_20_3" text:outline-level="3"><text:bookmark-start text:name="__RefHeading__119_1397397236"/>Level Walkthrough<text:bookmark-end text:name="__RefHeading__119_1397397236"/></text:h>
      <text:h text:style-name="Heading_20_3" text:outline-level="3"><text:bookmark-start text:name="__RefHeading__121_1397397236"/>Closing Material<text:bookmark-end text:name="__RefHeading__121_1397397236"/></text:h>
      <text:h text:style-name="Heading_20_1" text:outline-level="1"><text:bookmark-start text:name="__RefHeading__123_1397397236"/>Interface<text:bookmark-end text:name="__RefHeading__123_1397397236"/></text:h>
      <text:h text:style-name="Heading_20_2" text:outline-level="2"><text:bookmark-start text:name="__RefHeading__125_1397397236"/>Visual System<text:bookmark-end text:name="__RefHeading__125_1397397236"/></text:h>
      <text:h text:style-name="Heading_20_3" text:outline-level="3"><text:bookmark-start text:name="__RefHeading__127_1397397236"/>HUD - What controls <text:bookmark-end text:name="__RefHeading__127_1397397236"/></text:h>
      <text:h text:style-name="Heading_20_3" text:outline-level="3"><text:bookmark-start text:name="__RefHeading__129_1397397236"/>Menus<text:bookmark-end text:name="__RefHeading__129_1397397236"/></text:h>
      <text:h text:style-name="Heading_20_3" text:outline-level="3"><text:bookmark-start text:name="__RefHeading__131_1397397236"/>Rendering System<text:bookmark-end text:name="__RefHeading__131_1397397236"/></text:h>
      <text:h text:style-name="Heading_20_3" text:outline-level="3"><text:bookmark-start text:name="__RefHeading__133_1397397236"/>Camera<text:bookmark-end text:name="__RefHeading__133_1397397236"/></text:h>
      <text:h text:style-name="Heading_20_3" text:outline-level="3"><text:bookmark-start text:name="__RefHeading__135_1397397236"/>Lighting Models<text:bookmark-end text:name="__RefHeading__135_1397397236"/></text:h>
      <text:h text:style-name="Heading_20_2" text:outline-level="2"><text:bookmark-start text:name="__RefHeading__137_1397397236"/>Control System – How does the game player control the game? <text:s text:c="2"/>What are the specific commands?<text:bookmark-end text:name="__RefHeading__137_1397397236"/></text:h>
      <text:h text:style-name="Heading_20_2" text:outline-level="2"><text:bookmark-start text:name="__RefHeading__139_1397397236"/>Audio<text:bookmark-end text:name="__RefHeading__139_1397397236"/></text:h>
      <text:h text:style-name="Heading_20_2" text:outline-level="2"><text:bookmark-start text:name="__RefHeading__141_1397397236"/>Music<text:bookmark-end text:name="__RefHeading__141_1397397236"/></text:h>
      <text:h text:style-name="Heading_20_2" text:outline-level="2"><text:bookmark-start text:name="__RefHeading__143_1397397236"/>Sound Effects<text:bookmark-end text:name="__RefHeading__143_1397397236"/></text:h>
      <text:h text:style-name="Heading_20_2" text:outline-level="2"><text:bookmark-start text:name="__RefHeading__145_1397397236"/>Help System<text:bookmark-end text:name="__RefHeading__145_1397397236"/></text:h>
      <text:h text:style-name="Heading_20_1" text:outline-level="1"><text:bookmark-start text:name="__RefHeading__147_1397397236"/><text:soft-page-break/>Artificial Intelligence<text:bookmark-end text:name="__RefHeading__147_1397397236"/></text:h>
      <text:h text:style-name="P15" text:outline-level="2"><text:bookmark-start text:name="__RefHeading__389_1397397236"/><text:span text:style-name="T4">N/A</text:span><text:bookmark-end text:name="__RefHeading__389_1397397236"/></text:h>
      <text:h text:style-name="Heading_20_1" text:outline-level="1"><text:bookmark-start text:name="__RefHeading__163_1397397236"/>Technical <text:bookmark-end text:name="__RefHeading__163_1397397236"/></text:h>
      <text:h text:style-name="Heading_20_2" text:outline-level="2"><text:bookmark-start text:name="__RefHeading__165_1397397236"/>Target Hardware<text:bookmark-end text:name="__RefHeading__165_1397397236"/></text:h>
      <text:list xml:id="list4061361628878975913" text:style-name="L2">
        <text:list-item>
          <text:p text:style-name="P8"><text:span text:style-name="T4">Android Devices</text:span></text:p>
        </text:list-item>
        <text:list-item>
          <text:p text:style-name="P8"><text:span text:style-name="T4">iOS Devices – iPhone and iPad</text:span></text:p>
        </text:list-item>
      </text:list>
      <text:h text:style-name="Heading_20_2" text:outline-level="2"><text:bookmark-start text:name="__RefHeading__391_1397397236"/>Development <text:span text:style-name="T4">Platform and</text:span> Language<text:bookmark-end text:name="__RefHeading__391_1397397236"/></text:h>
      <text:p text:style-name="P9"><text:span text:style-name="T4">The Corona SDK with the LUA language was used to develop this application</text:span></text:p>
      <text:list xml:id="list6423249000173001102" text:style-name="L4">
        <text:list-item>
          <text:p text:style-name="P10"><text:span text:style-name="T4">Corona SDK</text:span></text:p>
        </text:list-item>
        <text:list-item>
          <text:p text:style-name="P10"><text:span text:style-name="T4">LUA Language (www.lua.org)</text:span></text:p>
        </text:list-item>
      </text:list>
      <text:h text:style-name="Heading_20_1" text:outline-level="1"><text:bookmark-start text:name="__RefHeading__179_1397397236"/><text:soft-page-break/>Game Art - This may be abbreviated with most of the content in an Art Bible.<text:bookmark-end text:name="__RefHeading__179_1397397236"/></text:h>
      <text:h text:style-name="Heading_20_2" text:outline-level="2"><text:bookmark-start text:name="__RefHeading__181_1397397236"/>Concept Art<text:bookmark-end text:name="__RefHeading__181_1397397236"/></text:h>
      <text:h text:style-name="Heading_20_2" text:outline-level="2"><text:bookmark-start text:name="__RefHeading__183_1397397236"/>Style Guides<text:bookmark-end text:name="__RefHeading__183_1397397236"/></text:h>
      <text:h text:style-name="Heading_20_2" text:outline-level="2"><text:bookmark-start text:name="__RefHeading__185_1397397236"/>Characters<text:bookmark-end text:name="__RefHeading__185_1397397236"/></text:h>
      <text:h text:style-name="Heading_20_2" text:outline-level="2"><text:bookmark-start text:name="__RefHeading__187_1397397236"/>Environments<text:bookmark-end text:name="__RefHeading__187_1397397236"/></text:h>
      <text:h text:style-name="Heading_20_2" text:outline-level="2"><text:bookmark-start text:name="__RefHeading__189_1397397236"/>Equipment<text:bookmark-end text:name="__RefHeading__189_1397397236"/></text:h>
      <text:h text:style-name="Heading_20_2" text:outline-level="2"><text:bookmark-start text:name="__RefHeading__191_1397397236"/>Cut scenes<text:bookmark-end text:name="__RefHeading__191_1397397236"/></text:h>
      <text:h text:style-name="Heading_20_2" text:outline-level="2"><text:bookmark-start text:name="__RefHeading__193_1397397236"/>Miscellaneous<text:bookmark-end text:name="__RefHeading__193_1397397236"/></text:h>
      <text:h text:style-name="Heading_20_1" text:outline-level="1"><text:bookmark-start text:name="__RefHeading__195_1397397236"/>Secondary Software<text:bookmark-end text:name="__RefHeading__195_1397397236"/></text:h>
      <text:h text:style-name="Heading_20_2" text:outline-level="2"><text:bookmark-start text:name="__RefHeading__197_1397397236"/>Editor<text:bookmark-end text:name="__RefHeading__197_1397397236"/></text:h>
      <text:h text:style-name="Heading_20_2" text:outline-level="2"><text:bookmark-start text:name="__RefHeading__199_1397397236"/>Installer<text:bookmark-end text:name="__RefHeading__199_1397397236"/></text:h>
      <text:h text:style-name="Heading_20_2" text:outline-level="2"><text:bookmark-start text:name="__RefHeading__201_1397397236"/>Update software<text:bookmark-end text:name="__RefHeading__201_1397397236"/></text:h>
      <text:h text:style-name="Heading_20_1" text:outline-level="1"><text:bookmark-start text:name="__RefHeading__203_1397397236"/>Management<text:bookmark-end text:name="__RefHeading__203_1397397236"/></text:h>
      <text:h text:style-name="Heading_20_2" text:outline-level="2"><text:bookmark-start text:name="__RefHeading__205_1397397236"/>Detailed Schedule<text:bookmark-end text:name="__RefHeading__205_1397397236"/></text:h>
      <text:h text:style-name="Heading_20_2" text:outline-level="2"><text:bookmark-start text:name="__RefHeading__207_1397397236"/>Budget<text:bookmark-end text:name="__RefHeading__207_1397397236"/></text:h>
      <text:h text:style-name="Heading_20_2" text:outline-level="2"><text:bookmark-start text:name="__RefHeading__209_1397397236"/>Risk Analysis<text:bookmark-end text:name="__RefHeading__209_1397397236"/></text:h>
      <text:h text:style-name="Heading_20_2" text:outline-level="2"><text:bookmark-start text:name="__RefHeading__211_1397397236"/>Localization Plan <text:bookmark-end text:name="__RefHeading__211_1397397236"/></text:h>
      <text:h text:style-name="Heading_20_2" text:outline-level="2"><text:bookmark-start text:name="__RefHeading__213_1397397236"/>Test Plan<text:bookmark-end text:name="__RefHeading__213_1397397236"/></text:h>
      <text:h text:style-name="Heading_20_1" text:outline-level="1"><text:bookmark-start text:name="__RefHeading__215_1397397236"/>Appendices<text:bookmark-end text:name="__RefHeading__215_1397397236"/></text:h>
      <text:h text:style-name="Heading_20_2" text:outline-level="2"><text:bookmark-start text:name="__RefHeading__217_1397397236"/>Asset List<text:bookmark-end text:name="__RefHeading__217_1397397236"/></text:h>
      <text:h text:style-name="Heading_20_3" text:outline-level="3"><text:bookmark-start text:name="__RefHeading__219_1397397236"/>Art<text:bookmark-end text:name="__RefHeading__219_1397397236"/></text:h>
      <text:h text:style-name="Heading_20_4" text:outline-level="4"><text:bookmark-start text:name="__RefHeading__393_1397397236"/>Model and Texture List<text:bookmark-end text:name="__RefHeading__393_1397397236"/></text:h>
      <text:h text:style-name="Heading_20_4" text:outline-level="4"><text:bookmark-start text:name="__RefHeading__395_1397397236"/><text:soft-page-break/>Animation List<text:bookmark-end text:name="__RefHeading__395_1397397236"/></text:h>
      <text:h text:style-name="Heading_20_4" text:outline-level="4"><text:bookmark-start text:name="__RefHeading__397_1397397236"/>Effects List<text:bookmark-end text:name="__RefHeading__397_1397397236"/></text:h>
      <text:h text:style-name="Heading_20_4" text:outline-level="4"><text:bookmark-start text:name="__RefHeading__399_1397397236"/>Interface Art List <text:bookmark-end text:name="__RefHeading__399_1397397236"/></text:h>
      <text:h text:style-name="Heading_20_4" text:outline-level="4"><text:bookmark-start text:name="__RefHeading__401_1397397236"/>Cut scene List<text:bookmark-end text:name="__RefHeading__401_1397397236"/></text:h>
      <text:h text:style-name="Heading_20_3" text:outline-level="3"><text:bookmark-start text:name="__RefHeading__221_1397397236"/>Sound<text:bookmark-end text:name="__RefHeading__221_1397397236"/></text:h>
      <text:h text:style-name="Heading_20_4" text:outline-level="4"><text:bookmark-start text:name="__RefHeading__403_1397397236"/>Environmental Sounds<text:bookmark-end text:name="__RefHeading__403_1397397236"/></text:h>
      <text:h text:style-name="Heading_20_4" text:outline-level="4"><text:bookmark-start text:name="__RefHeading__405_1397397236"/>Weapon Sounds<text:bookmark-end text:name="__RefHeading__405_1397397236"/></text:h>
      <text:h text:style-name="Heading_20_4" text:outline-level="4"><text:bookmark-start text:name="__RefHeading__407_1397397236"/>Interface Sounds<text:bookmark-end text:name="__RefHeading__407_1397397236"/></text:h>
      <text:h text:style-name="Heading_20_3" text:outline-level="3"><text:bookmark-start text:name="__RefHeading__223_1397397236"/>Music<text:bookmark-end text:name="__RefHeading__223_1397397236"/></text:h>
      <text:h text:style-name="Heading_20_4" text:outline-level="4"><text:bookmark-start text:name="__RefHeading__409_1397397236"/>Ambient<text:bookmark-end text:name="__RefHeading__409_1397397236"/></text:h>
      <text:h text:style-name="Heading_20_4" text:outline-level="4"><text:bookmark-start text:name="__RefHeading__411_1397397236"/>“Action”<text:bookmark-end text:name="__RefHeading__411_1397397236"/></text:h>
      <text:h text:style-name="Heading_20_4" text:outline-level="4"><text:bookmark-start text:name="__RefHeading__413_1397397236"/>Victory<text:bookmark-end text:name="__RefHeading__413_1397397236"/></text:h>
      <text:h text:style-name="Heading_20_4" text:outline-level="4"><text:bookmark-start text:name="__RefHeading__415_1397397236"/>Defeat<text:bookmark-end text:name="__RefHeading__415_1397397236"/></text:h>
      <text:h text:style-name="Heading_20_3" text:outline-level="3"><text:bookmark-start text:name="__RefHeading__225_1397397236"/>Voice<text:bookmark-end text:name="__RefHeading__225_1397397236"/></text:h>
      <text:h text:style-name="Heading_20_4" text:outline-level="4"><text:bookmark-start text:name="__RefHeading__417_1397397236"/>Actor #1 lines<text:bookmark-end text:name="__RefHeading__417_13973972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TOC_20_Heading" style:display-name="TOC Heading" style:family="paragraph" style:parent-style-name="Heading_20_1" style:next-style-name="Standard">
      <style:paragraph-properties fo:margin-top="0.847cm" fo:margin-bottom="0cm" style:contextual-spacing="false" fo:line-height="115%" fo:keep-together="always"/>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line-height="115%" fo:text-indent="0cm" style:auto-text-indent="false"/>
      <style:text-properties style:font-name="Calibri" fo:font-size="11pt" style:font-name-asian="Times New Roman" style:font-size-asian="11pt" style:font-name-complex="Times New Roman"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false" style:family="text"/>
    <style:style style:name="WW8Num1ztrue" style:family="text"/>
    <style:style style:name="WW8Num2zfalse" style:family="text"/>
    <style:style style:name="WW8Num2ztrue" style:family="text"/>
    <style:style style:name="WW8Num3zfalse" style:family="text"/>
    <style:style style:name="WW8Num3ztrue"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ztrue"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ztrue"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ztrue"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true"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true"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true"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true"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true"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ztrue"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ztrue"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ztrue"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ztrue"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ztrue"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ztrue"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ztrue"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true"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true"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true"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3ztrue"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true"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3ztrue"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ztrue"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3ztrue"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Design Document Template</dc:title>
    <meta:initial-creator>Artjom Kurapov</meta:initial-creator>
    <meta:creation-date>2010-02-03T09:25:00</meta:creation-date>
    <dc:date>2013-07-27T10:53:12</dc:date>
    <meta:editing-cycles>6</meta:editing-cycles>
    <meta:editing-duration>PT27M15S</meta:editing-duration>
    <meta:generator>LibreOffice/4.0.3.3$MacOSX_x86 LibreOffice_project/0eaa50a932c8f2199a615e1eb30f7ac74279539</meta:generator>
    <meta:document-statistic meta:table-count="3" meta:image-count="0" meta:object-count="0" meta:page-count="14" meta:paragraph-count="329" meta:word-count="1480" meta:character-count="8453" meta:non-whitespace-character-count="7240"/>
  </office:meta>
</office:document-meta>
</file>